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Helvetica, sans-serif"/>
    <style:font-face style:name="Source Sans Pro" svg:font-family="'Source Sans Pro', san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8af0" officeooo:paragraph-rsid="001d8af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7ca9" officeooo:paragraph-rsid="001f7ca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327caf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06e7" officeooo:paragraph-rsid="001f06e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f7ca9" officeooo:paragraph-rsid="001f7ca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f7ca9" officeooo:paragraph-rsid="001f7ca9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2b970b" officeooo:paragraph-rsid="002b970b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2e4b12" officeooo:paragraph-rsid="002e4b12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3c57c9" officeooo:paragraph-rsid="003c57c9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3d38fb" officeooo:paragraph-rsid="003d38fb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3d3ed6" officeooo:paragraph-rsid="003d3ed6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4087e7" officeooo:paragraph-rsid="004087e7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40f5a5" officeooo:paragraph-rsid="0040f5a5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42bcf9" officeooo:paragraph-rsid="0042bcf9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44ad7e" officeooo:paragraph-rsid="0044ad7e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weight="normal" officeooo:rsid="0049c8c2" officeooo:paragraph-rsid="0049c8c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241f3b"/>
    </style:style>
    <style:style style:name="P18" style:family="paragraph" style:parent-style-name="Standard">
      <style:paragraph-properties fo:text-align="center" style:justify-single-word="false"/>
      <style:text-properties fo:font-size="10pt" fo:font-weight="normal" officeooo:rsid="004f105b" officeooo:paragraph-rsid="004f105b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4f105b" officeooo:paragraph-rsid="005a0337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4f105b" officeooo:paragraph-rsid="005b4658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4f105b" officeooo:paragraph-rsid="005bb7ee" style:font-size-asian="8.75pt" style:font-weight-asian="normal" style:font-size-complex="10pt" style:font-weight-complex="normal"/>
    </style:style>
    <style:style style:name="P22" style:family="paragraph" style:parent-style-name="Table_20_Contents">
      <style:paragraph-properties fo:line-height="142%"/>
    </style:style>
    <style:style style:name="P23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4fa589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12139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24689" style:font-size-asian="8.75pt" style:font-weight-asian="normal" style:font-size-complex="10pt" style:font-weight-complex="normal"/>
    </style:style>
    <style:style style:name="P26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35cd9" style:font-size-asian="8.75pt" style:font-weight-asian="normal" style:font-size-complex="10pt" style:font-weight-complex="normal"/>
    </style:style>
    <style:style style:name="P27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4591e" style:font-size-asian="8.75pt" style:font-weight-asian="normal" style:font-size-complex="10pt" style:font-weight-complex="normal"/>
    </style:style>
    <style:style style:name="P28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5ba13" style:font-size-asian="8.75pt" style:font-weight-asian="normal" style:font-size-complex="10pt" style:font-weight-complex="normal"/>
    </style:style>
    <style:style style:name="P29" style:family="paragraph" style:parent-style-name="Table_20_Contents">
      <style:paragraph-properties fo:line-height="142%" fo:text-align="center" style:justify-single-word="false"/>
      <style:text-properties fo:font-size="10pt" fo:font-weight="normal" officeooo:rsid="004f105b" officeooo:paragraph-rsid="00585443" style:font-size-asian="8.75pt" style:font-weight-asian="normal" style:font-size-complex="10pt" style:font-weight-complex="normal"/>
    </style:style>
    <style:style style:name="T1" style:family="text">
      <style:text-properties fo:font-weight="normal" officeooo:rsid="00222e7b" style:font-weight-asian="normal" style:font-weight-complex="normal"/>
    </style:style>
    <style:style style:name="T2" style:family="text">
      <style:text-properties fo:font-weight="normal" officeooo:rsid="0034c016" style:font-weight-asian="normal" style:font-weight-complex="normal"/>
    </style:style>
    <style:style style:name="T3" style:family="text">
      <style:text-properties fo:font-weight="normal" officeooo:rsid="0037b4ae" style:font-weight-asian="normal" style:font-weight-complex="normal"/>
    </style:style>
    <style:style style:name="T4" style:family="text">
      <style:text-properties fo:font-weight="normal" officeooo:rsid="0038c032" style:font-weight-asian="normal" style:font-weight-complex="normal"/>
    </style:style>
    <style:style style:name="T5" style:family="text">
      <style:text-properties fo:font-variant="normal" fo:text-transform="none" fo:color="#941a1e" style:text-line-through-style="none" style:text-line-through-type="none" style:font-name="Source Sans Pro" fo:font-size="12pt" fo:letter-spacing="normal" fo:font-style="normal" style:text-underline-style="none" style:text-blinking="false" style:font-size-asian="12pt" style:font-size-complex="12pt"/>
    </style:style>
    <style:style style:name="T6" style:family="text">
      <style:text-properties fo:font-variant="normal" fo:text-transform="none" fo:color="#941a1e" style:font-name="Source Sans Pro" fo:font-size="12pt" fo:letter-spacing="normal" fo:font-style="normal" style:text-underline-style="none" style:font-size-asian="12pt" style:font-size-complex="12pt"/>
    </style:style>
    <style:style style:name="T7" style:family="text">
      <style:text-properties officeooo:rsid="00222e7b" style:font-weight-asian="bold" style:font-weight-complex="bold"/>
    </style:style>
    <style:style style:name="T8" style:family="text">
      <style:text-properties fo:font-weight="bold" officeooo:rsid="001f7ca9" style:font-weight-asian="bold" style:font-weight-complex="bold"/>
    </style:style>
    <style:style style:name="T9" style:family="text">
      <style:text-properties fo:font-weight="bold" officeooo:rsid="00222e7b" style:font-weight-asian="bold" style:font-weight-complex="bold"/>
    </style:style>
    <style:style style:name="T10" style:family="text">
      <style:text-properties officeooo:rsid="00456b43"/>
    </style:style>
    <style:style style:name="T11" style:family="text">
      <style:text-properties fo:color="#941a1e" style:text-line-through-style="none" style:text-line-through-type="none" style:font-name="Source Sans Pro" style:text-underline-style="none" fo:font-weight="normal" style:text-blinking="false"/>
    </style:style>
    <style:style style:name="T12" style:family="text">
      <style:text-properties fo:color="#941a1e" style:text-line-through-style="none" style:text-line-through-type="none" style:font-name="Source Sans Pro" style:text-underline-style="none" style:text-blinking="false"/>
    </style:style>
    <style:style style:name="T13" style:family="text">
      <style:text-properties fo:color="#941a1e" style:text-line-through-style="none" style:text-line-through-type="none" style:font-name="Source Sans Pro" style:text-underline-style="none" style:text-blinking="false" style:font-size-asian="10pt"/>
    </style:style>
    <style:style style:name="T14" style:family="text">
      <style:text-properties fo:color="#941a1e" style:text-line-through-style="none" style:text-line-through-type="none" style:font-name="Source Sans Pro" fo:font-size="12pt" style:text-underline-style="none" style:text-blinking="false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al Structure</text:p>
      <text:p text:style-name="P4">Josiah Regencia</text:p>
      <text:p text:style-name="P4">Erikka Baguio</text:p>
      <text:p text:style-name="P4">Remarc Balisi</text:p>
      <text:p text:style-name="P4">Mary Cabolbol</text:p>
      <text:p text:style-name="P4"/>
      <text:p text:style-name="P5"/>
      <text:p text:style-name="P5"/>
      <text:p text:style-name="P2">Organization: <text:span text:style-name="T1">MSU-IIT Clinic</text:span></text:p>
      <text:p text:style-name="P3"><text:span text:style-name="T7">Vision: </text:span><text:span text:style-name="T2">MSU-IIT Clinic will be the independent, comprehensive primary care medical clinic for <text:tab/><text:tab/><text:tab/>our Institute's healthcare needs.</text:span></text:p>
      <text:p text:style-name="P3"><text:span text:style-name="T2"/></text:p>
      <text:p text:style-name="P17"><text:span text:style-name="T8">Mission:</text:span><text:span text:style-name="T9"> </text:span><text:span text:style-name="T3">MSU-IIT Clinic provides </text:span><text:span text:style-name="T4">comprehensive, accessible, quality patient-focused medical services <text:tab/><text:tab/>in a caring, collaborative and efficient environment.</text:span></text:p>
      <text:p text:style-name="P17"><text:span text:style-name="T4"/></text:p>
      <text:p text:style-name="P2">Goals:</text:p>
      <text:list xml:id="list5231402672835810960" text:style-name="L2">
        <text:list-item>
          <text:p text:style-name="P7">To give the correct diagnosis to the students, faculty and staff in MSU-IIT.</text:p>
        </text:list-item>
        <text:list-item>
          <text:p text:style-name="P8">To gain relevant information from the medical records stored in the clinic.</text:p>
          <text:p text:style-name="P8"/>
        </text:list-item>
      </text:list>
      <text:p text:style-name="P2">Principles: </text:p>
      <text:list xml:id="list1319066768776022342" text:style-name="L5">
        <text:list-item>
          <text:p text:style-name="P15">Approachable to the students and faculty <text:span text:style-name="T10">and staff</text:span>.</text:p>
        </text:list-item>
        <text:list-item>
          <text:p text:style-name="P16">Immediate response to emergencies.</text:p>
          <text:p text:style-name="P16"/>
        </text:list-item>
      </text:list>
      <text:p text:style-name="P2">Objectives:</text:p>
      <text:list xml:id="list5765784131667195684" text:style-name="L3">
        <text:list-item>
          <text:p text:style-name="P9">To monitor the health and well being of the students and staff.</text:p>
        </text:list-item>
        <text:list-item>
          <text:p text:style-name="P9">To provide medical consultation or referrals as necessary.</text:p>
        </text:list-item>
        <text:list-item>
          <text:p text:style-name="P10">To provide emergency medical attention to students and stuff.</text:p>
        </text:list-item>
        <text:list-item>
          <text:p text:style-name="P11">To administer appropriate medication and treatment.</text:p>
        </text:list-item>
        <text:list-item>
          <text:p text:style-name="P12">To assess the healthcare needs of students.</text:p>
        </text:list-item>
        <text:list-item>
          <text:p text:style-name="P13">To provide counseling for chronic illness, mental health, nutritional issues, disease prevention, and healthy lifestyles.</text:p>
        </text:list-item>
        <text:list-item>
          <text:p text:style-name="P14">To identify and eliminate hazards to the health and safety of students and faculty, in coordination with other school department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a xlink:type="simple" xlink:href="http://www.msuiit.edu.ph/faculty-staff/detail.php?empid=2009-035"><text:span text:style-name="T5">Puting, Muhammad M.</text:span></text:a></text:p>
      <text:p text:style-name="P18">Chief Admininistrator Officer</text:p>
      <text:p text:style-name="P18"/>
      <text:p text:style-name="P18"/>
      <text:p text:style-name="P18"><text:a xlink:type="simple" xlink:href="http://www.msuiit.edu.ph/faculty-staff/detail.php?empid=85-020"><text:span text:style-name="T12"/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a xlink:type="simple" xlink:href="http://www.msuiit.edu.ph/faculty-staff/detail.php?empid=2013-069"><text:span text:style-name="T6">Acain, John Roger H.</text:span></text:a></text:p>
      <text:p text:style-name="P23">Nurse I</text:p>
      <text:p text:style-name="P18"/>
      <text:p text:style-name="P18"/>
      <text:p text:style-name="P24"><text:a xlink:type="simple" xlink:href="http://www.msuiit.edu.ph/faculty-staff/detail.php?empid=93-167"><text:span text:style-name="T12">Acaso, Grace G.</text:span></text:a></text:p>
      <text:p text:style-name="P24">Admin Aide Iii</text:p>
      <text:p text:style-name="P18"/>
      <text:p text:style-name="P18"/>
      <text:p text:style-name="P18"/>
      <text:p text:style-name="P24"><text:a xlink:type="simple" xlink:href="http://www.msuiit.edu.ph/faculty-staff/detail.php?empid=85-021"><text:span text:style-name="T12">Castillo, Lourdes Mae G.</text:span></text:a></text:p>
      <text:p text:style-name="P24">Nurse Ii</text:p>
      <text:p text:style-name="P24"/>
      <text:p text:style-name="P24"><text:a xlink:type="simple" xlink:href="http://www.msuiit.edu.ph/faculty-staff/detail.php?empid=2013-120"><text:span text:style-name="T12">Cañada, Karen Jill B.</text:span></text:a></text:p>
      <text:p text:style-name="P24">Med Officer Iii</text:p>
      <text:p text:style-name="P24"/>
      <text:p text:style-name="P25"><text:a xlink:type="simple" xlink:href="http://www.msuiit.edu.ph/faculty-staff/detail.php?empid=02-021"><text:span text:style-name="T12">Cepe, Cecilia C.</text:span></text:a></text:p>
      <text:p text:style-name="P25"><text:span text:style-name="T12">Nurse I</text:span></text:p>
      <text:p text:style-name="P18"/>
      <text:p text:style-name="P25"><text:a xlink:type="simple" xlink:href="http://www.msuiit.edu.ph/faculty-staff/detail.php?empid=94-007"><text:span text:style-name="T12">Gorecho, Irene B.</text:span></text:a></text:p>
      <text:p text:style-name="P25">Admin Aide Vi</text:p>
      <text:p text:style-name="P18"/>
      <text:p text:style-name="P26"><text:a xlink:type="simple" xlink:href="http://www.msuiit.edu.ph/faculty-staff/detail.php?empid=2013-191"><text:span text:style-name="T12">Macote, Asrifah S.</text:span></text:a></text:p>
      <text:p text:style-name="P26">Med. Tech. Ii</text:p>
      <text:p text:style-name="P26"/>
      <text:p text:style-name="P26"><text:a xlink:type="simple" xlink:href="http://www.msuiit.edu.ph/faculty-staff/detail.php?empid=2011-044"><text:span text:style-name="T12">Mamoransing, Shalemar P.</text:span></text:a></text:p>
      <text:p text:style-name="P26">Dentist I</text:p>
      <text:p text:style-name="P26"/>
      <text:p text:style-name="P26"/>
      <text:p text:style-name="P27"><text:a xlink:type="simple" xlink:href="http://www.msuiit.edu.ph/faculty-staff/detail.php?empid=2006-086"><text:span text:style-name="T12">Omadle, Adonis M.</text:span></text:a></text:p>
      <text:p text:style-name="P27">Admin Asst I</text:p>
      <text:p text:style-name="P26"/>
      <text:p text:style-name="P27"><text:a xlink:type="simple" xlink:href="http://www.msuiit.edu.ph/faculty-staff/detail.php?empid=2009-040"><text:span text:style-name="T12">Penola, Dwane June D.</text:span></text:a></text:p>
      <text:p text:style-name="P27">Nurse I</text:p>
      <text:p text:style-name="P27"/>
      <text:p text:style-name="P27"><text:soft-page-break/><text:a xlink:type="simple" xlink:href="http://www.msuiit.edu.ph/faculty-staff/detail.php?empid=2009-041"><text:span text:style-name="T12">Portugaleza, Farida D.</text:span></text:a></text:p>
      <text:p text:style-name="P27">Lab. Inspector Ii</text:p>
      <text:p text:style-name="P27"/>
      <text:p text:style-name="P27"/>
      <text:p text:style-name="P27"/>
      <text:p text:style-name="P27"/>
      <text:p text:style-name="P28"><text:a xlink:type="simple" xlink:href="http://www.msuiit.edu.ph/faculty-staff/detail.php?empid=2011-025"><text:span text:style-name="T12">Restauro, Iris Kirstin A.</text:span></text:a></text:p>
      <text:p text:style-name="P28">Nurse I</text:p>
      <text:p text:style-name="P28"/>
      <text:p text:style-name="P29"><text:a xlink:type="simple" xlink:href="http://www.msuiit.edu.ph/faculty-staff/detail.php?empid=2009-135"><text:span text:style-name="T12">Salazar, Mikka Angela S.</text:span></text:a></text:p>
      <text:p text:style-name="P29"><text:span text:style-name="T12">Nurse I</text:span></text:p>
      <text:p text:style-name="P29"/>
      <text:p text:style-name="P29"><text:a xlink:type="simple" xlink:href="http://www.msuiit.edu.ph/faculty-staff/detail.php?empid=85-020"><text:span text:style-name="T12">Sasam, Jimmy V.</text:span></text:a></text:p>
      <text:p text:style-name="P29"><text:span text:style-name="T12">Dentist Ii</text:span></text:p>
      <text:p text:style-name="P28"/>
      <text:p text:style-name="P18"/>
      <text:p text:style-name="P18"/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Helvetica, sans-serif"/>
    <style:font-face style:name="Source Sans Pro" svg:font-family="'Source Sans Pro', san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12:44.726457735</meta:creation-date>
    <meta:generator>LibreOffice/4.2.8.2$Linux_X86_64 LibreOffice_project/420m0$Build-2</meta:generator>
    <dc:date>2016-02-02T19:19:46.768879729</dc:date>
    <meta:editing-duration>PT1H5M41S</meta:editing-duration>
    <meta:editing-cycles>72</meta:editing-cycles>
    <meta:document-statistic meta:table-count="0" meta:image-count="0" meta:object-count="0" meta:page-count="3" meta:paragraph-count="54" meta:word-count="265" meta:character-count="1670" meta:non-whitespace-character-count="1464"/>
  </office:meta>
</office:document-meta>
</file>